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0.92cm" table:align="left"/>
    </style:style>
    <style:style style:name="Tabella1.A" style:family="table-column">
      <style:table-column-properties style:column-width="5.002cm"/>
    </style:style>
    <style:style style:name="Tabella1.B" style:family="table-column">
      <style:table-column-properties style:column-width="5.918cm"/>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7.818cm" table:align="left"/>
    </style:style>
    <style:style style:name="Tabella2.A" style:family="table-column">
      <style:table-column-properties style:column-width="4.306cm"/>
    </style:style>
    <style:style style:name="Tabella2.B" style:family="table-column">
      <style:table-column-properties style:column-width="1.635cm"/>
    </style:style>
    <style:style style:name="Tabella2.C" style:family="table-column">
      <style:table-column-properties style:column-width="1.877cm"/>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left="1.251cm" fo:margin-right="0cm"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T1"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unione del 3 agosto 2013</text:p>
      <text:p text:style-name="P1">Presenti Ciccio, Barna</text:p>
      <text:p text:style-name="Standard"/>
      <text:p text:style-name="Standard"><text:tab/>Argomento: <text:subject>Verifiche fatte su rel. 0.17</text:subject></text:p>
      <text:p text:style-name="Standard"><text:tab/>Titolo: <text:tab/><text:title>Modifiche richieste</text:title></text:p>
      <text:h text:style-name="Heading_20_1" text:outline-level="1">Verifiche fatte</text:h>
      <text:p text:style-name="Text_20_body">E' stata approfondita la usabilità della prospettiva “Gallery”.</text:p>
      <text:p text:style-name="Text_20_body">E' stata approfondita la prospettiva “Foto Ritocco” dove sono stati individuati diversi punti di refactoring.</text:p>
      <text:p text:style-name="P3"><text:span text:style-name="T1">Il tema del giorno è la </text:span>velocità e usabilità.</text:p>
      <text:p text:style-name="Text_20_body">Occorre ridurre al minimo i click e le operazioni da fare.</text:p>
      <text:p text:style-name="Text_20_body">E' emersa la necessità di far lavorare il foto-ritocco in due modalità:</text:p>
      <text:list xml:id="list26553809" text:style-name="L1">
        <text:list-item>
          <text:p text:style-name="P6">Modifiche singole puntuali (di fino) [circa come adesso]</text:p>
        </text:list-item>
        <text:list-item>
          <text:p text:style-name="P6">Modifiche massive di massima (grossolane)</text:p>
        </text:list-item>
      </text:list>
      <text:p text:style-name="Text_20_body">Nella modalità massiva, le modifiche devono essere molto rapide perché si deve dare una sgrossata veloce. Non si può perdere molto tempo, perché non si sa se quelle foto verranno poi neanche visionate dal cliente.</text:p>
      <text:p text:style-name="Text_20_body">Nella modalità puntuale, invece, siccome ho il cliente davanti e sto per vendergli le foto, posso anche perdere qualche secondo in più per avere una regolazione più fine.</text:p>
      <text:p text:style-name="Text_20_body">Si sono verificati diversi bachi che occorre comunque replicare.</text:p>
      <text:h text:style-name="Heading_20_1" text:outline-level="1">BACHI</text:h>
      <text:p text:style-name="Text_20_body">Nelle poche prove fatte, il programma è esploso parecchie volte.<text:line-break/>Provare ad usarlo per un po' di tempo e trovare le eccezioni.</text:p>
      <text:p text:style-name="Text_20_body">Nella gestione della configurazione, se si disinstalla una stampante che era stata configurata, entrando nel programma si spacca. Occorre rimuovere a mano la configurazione.</text:p>
      <text:p text:style-name="Text_20_body">Facendo doppio click su di una foto nella Gallery, si spacca qualora la foto è già nella lista di quelle in attesa di modifica (non lo fa sempre).</text:p>
      <text:p text:style-name="Text_20_body">Quando si incorniciano le foto, spesso esplode il programma. Fare dei test.</text:p>
      <text:h text:style-name="Heading_20_1" text:outline-level="1">PROVINI</text:h>
      <text:p text:style-name="Text_20_body">Nella stampa dei provini, siccome la stampante non sfrutta tutta l'area stampabile, vengono tagliati i bordi e quindi l'ultima cifra del fotogramma.<text:line-break/>Spostare il numero del fotogramma, di una cifra più a sinistra.</text:p>
      <text:p text:style-name="Text_20_body">Watermark provino se si riesce in diagonale per sporcare di più (non importante).</text:p>
      <text:p text:style-name="Text_20_body">L'etichetta del numero fotogramma va in alto a destra sia nello slide show che nella stampa dei provini.</text:p>
      <text:h text:style-name="Heading_20_1" text:outline-level="1">GALLERY</text:h>
      <text:p text:style-name="Text_20_body">Il problema grave della gallery è che non si riesce a scorrere facilmente i fotogrammi. Se si preme pagina SU/GIU e non si ha il fuoco sulla listaview delle foto, questa operazione non ha esito.<text:line-break/><text:soft-page-break/>Stesso discorso per la rotella del mouse. Rullando senza avere il fuoco, la scrollbar non si muove.</text:p>
      <text:p text:style-name="Text_20_body">Dobbiamo cercare di tenere il fuoco sulla lista, dopo che si sono fatte le operazioni principali.</text:p>
      <text:p text:style-name="Text_20_body">Quando clicco ricerca, portare subito il fuoco sulla listview delle foto.<text:line-break/>Anche sui vari pulsanti di azione che ci sono nella pagina.<text:line-break/>Anche cliccando sulla tab “gallery” quindi in entrata sulla pagina.</text:p>
      <text:p text:style-name="Text_20_body">E' stato riscontrato un errore di scorrimento foto: se clicco la stellina singola, il programma mi visualizza una sola riga di fotografie. Premendo Pg Up/Down, salta erroneamente all'inizio e alla fine della lista. Sbaglia lo scrolling. <text:line-break/>Purtroppo questa non è una funzione nostra, quindi occorrerà trovare una pezza.</text:p>
      <text:p text:style-name="Text_20_body">Allargare un pelino i pulsanti delle stelline.</text:p>
      <text:p text:style-name="Text_20_body">Eliminare l'expander di destra (view).</text:p>
      <text:h text:style-name="Heading_20_2" text:outline-level="2">Toolbar</text:h>
      <text:p text:style-name="Text_20_body">Le toolbar le mettiamo tutte a destra.</text:p>
      <table:table table:name="Tabella1" table:style-name="Tabella1">
        <table:table-column table:style-name="Tabella1.A"/>
        <table:table-column table:style-name="Tabella1.B"/>
        <table:table-row>
          <table:table-cell table:style-name="Tabella1.A1" office:value-type="string">
            <text:p text:style-name="Table_20_Contents">Scrollbar pag su<text:line-break/>(deve simulare il pg-up)</text:p>
          </table:table-cell>
          <table:table-cell table:style-name="Tabella1.B1" office:value-type="string">
            <text:p text:style-name="Text_20_body">Pg su</text:p>
          </table:table-cell>
        </table:table-row>
        <table:table-row>
          <table:table-cell table:style-name="Tabella1.A2" office:value-type="string">
            <text:p text:style-name="Table_20_Contents">Scrollbar pag giù<text:line-break/>(deve simulare pg-down)</text:p>
          </table:table-cell>
          <table:table-cell table:style-name="Tabella1.B2" office:value-type="string">
            <text:p text:style-name="Text_20_body">Pg Giu</text:p>
          </table:table-cell>
        </table:table-row>
        <table:table-row>
          <table:table-cell table:style-name="Tabella1.A2" office:value-type="string">
            <text:p text:style-name="Table_20_Contents">Separator</text:p>
          </table:table-cell>
          <table:table-cell table:style-name="Tabella1.B2" office:value-type="string">
            <text:p text:style-name="Text_20_body">-------</text:p>
          </table:table-cell>
        </table:table-row>
        <table:table-row>
          <table:table-cell table:style-name="Tabella1.A2" office:value-type="string">
            <text:p text:style-name="Table_20_Contents">Butoon</text:p>
          </table:table-cell>
          <table:table-cell table:style-name="Tabella1.B2" office:value-type="string">
            <text:p text:style-name="Text_20_body">Desel-+</text:p>
          </table:table-cell>
        </table:table-row>
        <table:table-row>
          <table:table-cell table:style-name="Tabella1.A2" office:value-type="string">
            <text:p text:style-name="Table_20_Contents">Checkbox</text:p>
          </table:table-cell>
          <table:table-cell table:style-name="Tabella1.B2" office:value-type="string">
            <text:p text:style-name="Text_20_body">Spunta</text:p>
          </table:table-cell>
        </table:table-row>
        <table:table-row>
          <table:table-cell table:style-name="Tabella1.A2" office:value-type="string">
            <text:p text:style-name="Table_20_Contents">Button</text:p>
          </table:table-cell>
          <table:table-cell table:style-name="Tabella1.B2" office:value-type="string">
            <text:p text:style-name="Table_20_Contents">^</text:p>
          </table:table-cell>
        </table:table-row>
        <table:table-row>
          <table:table-cell table:style-name="Tabella1.A2" office:value-type="string">
            <text:p text:style-name="Table_20_Contents">Button</text:p>
          </table:table-cell>
          <table:table-cell table:style-name="Tabella1.B2" office:value-type="string">
            <text:p text:style-name="Table_20_Contents">V</text:p>
          </table:table-cell>
        </table:table-row>
      </table:table>
      <text:p text:style-name="Text_20_body">Questa toolbar sta a sinistra</text:p>
      <table:table table:name="Tabella2" table:style-name="Tabella2">
        <table:table-column table:style-name="Tabella2.A"/>
        <table:table-column table:style-name="Tabella2.B"/>
        <table:table-column table:style-name="Tabella2.C"/>
        <table:table-row>
          <table:table-cell table:style-name="Tabella2.A1" office:value-type="string">
            <text:p text:style-name="Table_20_Contents">Come adesso</text:p>
          </table:table-cell>
          <table:table-cell table:style-name="Tabella2.B1" table:number-columns-spanned="2" office:value-type="string">
            <text:p text:style-name="P5">*</text:p>
          </table:table-cell>
          <table:covered-table-cell/>
        </table:table-row>
        <table:table-row>
          <table:table-cell table:style-name="Tabella2.A2" office:value-type="string">
            <text:p text:style-name="Table_20_Contents">Come adesso</text:p>
          </table:table-cell>
          <table:table-cell table:style-name="Tabella2.B2" table:number-columns-spanned="2" office:value-type="string">
            <text:p text:style-name="P5">**</text:p>
          </table:table-cell>
          <table:covered-table-cell/>
        </table:table-row>
        <table:table-row>
          <table:table-cell table:style-name="Tabella2.A2" office:value-type="string">
            <text:p text:style-name="Table_20_Contents">3 righe</text:p>
          </table:table-cell>
          <table:table-cell table:style-name="Tabella2.B2" table:number-columns-spanned="2" office:value-type="string">
            <text:p text:style-name="P5">***</text:p>
          </table:table-cell>
          <table:covered-table-cell/>
        </table:table-row>
        <table:table-row>
          <table:table-cell table:style-name="Tabella2.A2" office:value-type="string">
            <text:p text:style-name="Table_20_Contents">Incrementa e decrementa il num. Delle righe</text:p>
          </table:table-cell>
          <table:table-cell table:style-name="Tabella2.A2" office:value-type="string">
            <text:p text:style-name="P5">-</text:p>
          </table:table-cell>
          <table:table-cell table:style-name="Tabella2.B2" office:value-type="string">
            <text:p text:style-name="P5">+</text:p>
          </table:table-cell>
        </table:table-row>
      </table:table>
      <text:p text:style-name="Text_20_body">Questa toolbar va affiancata a quella prima sulla sua destra.</text:p>
      <text:p text:style-name="Text_20_body">Sotto spostiamo le altre toolbar di azione (stampa, masterizza..)</text:p>
      <text:p text:style-name="Text_20_body"><text:a xlink:type="simple" xlink:href="https://bitbucket.org/digiPHOTO/lumen/issue/188">Task 188</text:a></text:p>
      <text:h text:style-name="Heading_20_2" text:outline-level="2">Pulsanti</text:h>
      <text:p text:style-name="Text_20_body">I pulsanti ALL/SELEZ sostituirli con un farli una checkbox (vedi solo foto selezionate).</text:p>
      <text:p text:style-name="Text_20_body">I due pulsanti affiancati per scorrere le selezionate, metterli uno sopra l'altro e allargare.</text:p>
      <text:p text:style-name="Text_20_body">Togliere il pulsante -Deselez</text:p>
      <text:p text:style-name="Text_20_body">Il pulsante selez invece non è un pulsante (farlo diventare un pulsante) cambiare la caption in “Desel-+”. Tooltip = “Seleziona / Deseleziona”</text:p>
      <text:p text:style-name="Text_20_body"><text:soft-page-break/>Aggiungere altri due pulsantini affiancati con +/- per aumentare e diminuire di 1 il numero delle righe.</text:p>
      <text:p text:style-name="Text_20_body">Togliere lo slider per il ridimensionamento.</text:p>
      <text:p text:style-name="Text_20_body">Sostituire la parola “metadati” con “tag”.</text:p>
      <text:h text:style-name="Heading_20_2" text:outline-level="2">Filtrti di ricerca</text:h>
      <text:p text:style-name="Text_20_body">Ci siamo accorti che manca la possibilità di filtrare le foto selezionando solo quelle scaricate per ultime. Cioè se un fotografo scarica le foto, non siamo in grado di identificarle tutte per poterle correggere.<text:line-break/>Filtrare quindi per ultimi scarichi: Fare un elenco con gli ultimi 20 scarichi di foto. Se viene selezionato un fotografo, filtrare solo gli scarichi di quel fotografo.</text:p>
      <text:h text:style-name="Heading_20_1" text:outline-level="1">CONFIGURAZIONE</text:h>
      <text:p text:style-name="Standard">Manca la text box per editare la property: paginazioneRisultatiGallery.</text:p>
      <text:h text:style-name="Heading_20_1" text:outline-level="1">SCARICA</text:h>
      <text:p text:style-name="Text_20_body">Se non scelgo una fase del giorno, quando clicco per scaricare mi deve avvisare:<text:line-break/>“Vuoi assegnare queste foto al “pomeriggio” ? <text:line-break/>SI / NO / ANNULLA<text:line-break/>Ovviamente il pomeriggio lo determina in base all'orologio.</text:p>
      <text:p text:style-name="Text_20_body">Occorre identificare uno scarico di flash card per poterle poi filtrare. Ad ogni scarico, attribuire un id che resta uguale per tutte le foto (vedere se serve?)</text:p>
      <text:h text:style-name="Heading_20_1" text:outline-level="1">CORREGGI</text:h>
      <text:p text:style-name="P2">La modifica dei colori, cornici, deve poter riprendere da dove avevo lasciato la volta prima. In questo modo posso ripartire da dove ero in velocità.</text:p>
      <text:p text:style-name="Text_20_body">Questa prospettiva deve lavorare in due modalità diverse:</text:p>
      <text:list xml:id="list26540798" text:style-name="L2">
        <text:list-item>
          <text:p text:style-name="P7">Per modifiche puntuali su singole foto (di fino)</text:p>
        </text:list-item>
        <text:list-item>
          <text:p text:style-name="P7">Per modifiche massive su grandi quantità (in velocità)</text:p>
        </text:list-item>
      </text:list>
      <text:p text:style-name="Text_20_body">Inserire un commutatore per passare da una modalità all'altra.</text:p>
      <text:p text:style-name="Text_20_body">Togliere l'expander dalla lista cornici e mettere pulsante “vedi TUTTE”.</text:p>
      <text:h text:style-name="Heading_20_2" text:outline-level="2">Modalità massiva</text:h>
      <text:p text:style-name="P4">Si caricano solo una decina di foto alla volta alimentandole dalla gallery. Con due pulsanti si scorre avanti o indietro di 10.</text:p>
      <text:p text:style-name="P4">Quando nella gallery si modificano i risultati di ricerca, occorre azzerare la lista.</text:p>
      <text:p text:style-name="P4">La striscia delle foto deve essere posizionata a destra prima delle levette di modifica.<text:line-break/>Deve avere 2 colonne e non so quante righe (forse 5), ma senza scrollbar. Usare un GridLayout ?</text:p>
      <text:p text:style-name="P4">In questa modalità si lavora una foto alla volta. Non si possono selezionare più di una foto dalla lista. La listview quindi non deve permettere la selezione multipla.</text:p>
      <text:p text:style-name="P4">In questa modalità, se mi sposto con le frecce devo anche selezionare di giallo la foto <text:soft-page-break/>seguente, e salvare le modifiche applicate alla foto corrente. In pratica il salvataggio delle modifiche è automatico.</text:p>
      <text:p text:style-name="Text_20_body">+All e -All non si accendono correttamente. A volte non possono usare. Se non si capisce il perché, allora lasciarli sempre accesi.</text:p>
      <text:p text:style-name="Text_20_body">Quando clicco sulla cornice, se a video ci sono già delle foto, allora metterla sopra e già centrata della giusta dimensione al massimo della grandezza possibile tenendo conto dell'orientamento.</text:p>
      <text:h text:style-name="Heading_20_1" text:outline-level="1">Varie</text:h>
      <text:p text:style-name="Text_20_body">Log non si vede tutto. Aprire stile notepad. Magari aprire proprio il note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ffcc99">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3-08-03T15:05:24</meta:creation-date>
    <dc:date>2013-08-11T13:37:56.62</dc:date>
    <dc:creator>Luca Bernardini</dc:creator>
    <meta:editing-duration>P3DT13H56M49S</meta:editing-duration>
    <meta:editing-cycles>64</meta:editing-cycles>
    <meta:generator>OpenOffice.org/3.3$Win32 OpenOffice.org_project/330m20$Build-9567</meta:generator>
    <dc:subject>Verifiche fatte su rel. 0.17</dc:subject>
    <dc:title>Modifiche richieste</dc:title>
    <meta:document-statistic meta:table-count="2" meta:image-count="0" meta:object-count="0" meta:page-count="4" meta:paragraph-count="92" meta:word-count="1048" meta:character-count="6445"/>
  </office:meta>
</office:document-meta>
</file>